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ndererContextImpl.invokeNext( Layout layout , ContentHandler handl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ndererContextImpl.getAspect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ndererContextImpl.RendererContextImpl( PortalService service , RendererAspectChain chai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ndererContextImpl.getN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